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6" style:master-page-name="">
      <loext:graphic-properties draw:fill="none"/>
      <style:paragraph-properties fo:margin-left="0.5in" fo:margin-right="0in" fo:line-height="115%" fo:text-indent="0in" style:auto-text-indent="false" style:page-number="auto" fo:background-color="transparent"/>
      <style:text-properties officeooo:paragraph-rsid="001ee2cf"/>
    </style:style>
    <style:style style:name="P2" style:family="paragraph" style:parent-style-name="Standard" style:list-style-name="L1">
      <style:paragraph-properties fo:line-height="115%" fo:break-before="page"/>
      <style:text-properties style:font-name="Calibri" officeooo:paragraph-rsid="001ee2cf"/>
    </style:style>
    <style:style style:name="P3" style:family="paragraph" style:parent-style-name="Standard" style:list-style-name="L1">
      <style:paragraph-properties fo:line-height="115%"/>
      <style:text-properties style:font-name="Calibri" officeooo:paragraph-rsid="001ee2cf"/>
    </style:style>
    <style:style style:name="P4" style:family="paragraph" style:parent-style-name="Standard" style:list-style-name="L1">
      <style:text-properties style:font-name="Calibri"/>
    </style:style>
    <style:style style:name="P5" style:family="paragraph" style:parent-style-name="Standard" style:list-style-name="L1">
      <style:text-properties style:font-name="Calibri" officeooo:paragraph-rsid="001ee2cf"/>
    </style:style>
    <style:style style:name="P6" style:family="paragraph" style:parent-style-name="Standard" style:list-style-name="L1">
      <style:text-properties style:font-name="Calibri" officeooo:rsid="001aab54" officeooo:paragraph-rsid="001aab54"/>
    </style:style>
    <style:style style:name="P7" style:family="paragraph" style:parent-style-name="Standard" style:list-style-name="L1">
      <style:text-properties style:font-name="Calibri" officeooo:rsid="001c4973" officeooo:paragraph-rsid="001c4973"/>
    </style:style>
    <style:style style:name="P8" style:family="paragraph" style:parent-style-name="Standard" style:list-style-name="L1">
      <style:text-properties style:font-name="Calibri" officeooo:rsid="001c4973" officeooo:paragraph-rsid="001ee2cf"/>
    </style:style>
    <style:style style:name="P9" style:family="paragraph" style:parent-style-name="Standard">
      <style:text-properties style:font-name="Calibri" officeooo:rsid="001c4973" officeooo:paragraph-rsid="001c4973"/>
    </style:style>
    <style:style style:name="P10" style:family="paragraph" style:parent-style-name="Standard" style:list-style-name="L1">
      <style:text-properties style:font-name="Calibri" officeooo:rsid="001c8970" officeooo:paragraph-rsid="001c8970"/>
    </style:style>
    <style:style style:name="P11" style:family="paragraph" style:parent-style-name="Standard" style:list-style-name="L1">
      <style:text-properties style:font-name="Calibri" officeooo:rsid="001c8970" officeooo:paragraph-rsid="001ee2cf"/>
    </style:style>
    <style:style style:name="P12" style:family="paragraph" style:parent-style-name="Standard" style:list-style-name="L1">
      <style:text-properties style:font-name="Calibri" officeooo:rsid="001db54c" officeooo:paragraph-rsid="001db54c"/>
    </style:style>
    <style:style style:name="P13" style:family="paragraph" style:parent-style-name="Standard" style:list-style-name="L1">
      <style:text-properties style:font-name="Calibri" officeooo:rsid="001ee2cf" officeooo:paragraph-rsid="001ee2cf"/>
    </style:style>
    <style:style style:name="P14" style:family="paragraph" style:parent-style-name="Standard" style:list-style-name="L4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font-name="Calibri" officeooo:rsid="001ee2cf" officeooo:paragraph-rsid="001ee2cf"/>
    </style:style>
    <style:style style:name="P15" style:family="paragraph" style:parent-style-name="Standard" style:list-style-name="L3" style:master-page-name="">
      <loext:graphic-properties draw:fill="none"/>
      <style:paragraph-properties fo:margin-left="0.8118in" fo:margin-right="0in" fo:text-indent="-0.3118in" style:auto-text-indent="false" style:page-number="auto" fo:background-color="transparent"/>
      <style:text-properties style:font-name="Calibri" officeooo:paragraph-rsid="001ee2cf"/>
    </style:style>
    <style:style style:name="P16" style:family="paragraph" style:parent-style-name="Standard" style:list-style-name="L5">
      <style:text-properties officeooo:paragraph-rsid="001ee2cf"/>
    </style:style>
    <style:style style:name="P17" style:family="paragraph" style:parent-style-name="Standard" style:list-style-name="L5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paragraph-rsid="001ee2cf"/>
    </style:style>
    <style:style style:name="P18" style:family="paragraph" style:parent-style-name="Text_20_body">
      <style:text-properties style:font-name="Calibri"/>
    </style:style>
    <style:style style:name="P19" style:family="paragraph" style:parent-style-name="Text_20_body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20" style:family="paragraph" style:parent-style-name="Text_20_body">
      <style:paragraph-properties fo:text-align="center" style:justify-single-word="false"/>
      <style:text-properties style:font-name="Calibri"/>
    </style:style>
    <style:style style:name="P21" style:family="paragraph" style:parent-style-name="Text_20_body">
      <style:paragraph-properties fo:text-align="end" style:justify-single-word="false"/>
      <style:text-properties style:font-name="Calibri"/>
    </style:style>
    <style:style style:name="P22" style:family="paragraph" style:parent-style-name="Title">
      <style:text-properties style:font-name="Calibri"/>
    </style:style>
    <style:style style:name="T1" style:family="text">
      <style:text-properties officeooo:rsid="001c4973"/>
    </style:style>
    <style:style style:name="T2" style:family="text">
      <style:text-properties officeooo:rsid="001c8970"/>
    </style:style>
    <style:style style:name="T3" style:family="text">
      <style:text-properties officeooo:rsid="001e9c21"/>
    </style:style>
    <style:style style:name="T4" style:family="text">
      <style:text-properties officeooo:rsid="001ee2cf"/>
    </style:style>
    <style:style style:name="T5" style:family="text">
      <style:text-properties style:font-name="Calibri"/>
    </style:style>
    <style:style style:name="T6" style:family="text">
      <style:text-properties style:font-name="Calibri" officeooo:rsid="001ee2cf"/>
    </style:style>
    <style:style style:name="T7" style:family="text">
      <style:text-properties style:font-name="Calibri" officeooo:rsid="001c897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Dziennik projektowy</text:p>
      <text:p text:style-name="P18"/>
      <text:p text:style-name="P18"/>
      <text:p text:style-name="P18"/>
      <text:p text:style-name="P18"/>
      <text:p text:style-name="P19">Programowanie w R</text:p>
      <text:p text:style-name="P20"/>
      <text:p text:style-name="P20">Inżynieria i analiza danych</text:p>
      <text:p text:style-name="P18"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Zespół:</text:p>
      <text:p text:style-name="P21">Martyna Bielenda</text:p>
      <text:p text:style-name="P21">Jakub Chorzepa</text:p>
      <text:p text:style-name="P21">Damian Kobyliński</text:p>
      <text:list xml:id="list3275475878" text:style-name="L1">
        <text:list-item>
          <text:p text:style-name="P2">Pobranie danych z WHO </text:p>
          <text:p text:style-name="P3"/>
        </text:list-item>
      </text:list>
      <text:list text:style-name="L6">
        <text:list-item>
          <text:p text:style-name="P1"><text:span text:style-name="T6">N</text:span><text:span text:style-name="T5">iestety zbyt dużo dawno nieuzupełnianych danych lub ich brak. Mało zaburzeń/chorób do wyboru, osobne bazy danych dla każdego państwa.</text:span></text:p>
        </text:list-item>
      </text:list>
      <text:list xml:id="list155301417051801" text:continue-list="list3275475878" text:style-name="L1">
        <text:list-header>
          <text:p text:style-name="P4"/>
        </text:list-header>
        <text:list-item>
          <text:p text:style-name="P4">Pobranie danych z IHME (Institute for Health Metrics and Evaluation-baza danych prowadzona przez Uniwersytet w Waszyngtonie) z wybranymi latami, chorobami, regionami oraz przedziałami wiekowymi.</text:p>
          <text:p text:style-name="P4"/>
        </text:list-item>
        <text:list-item>
          <text:p text:style-name="P5">Wstępna obróbka-rozdzielenie i przefiltrowanie, oraz analiza danych w Excelu</text:p>
          <text:p text:style-name="P13"/>
        </text:list-item>
      </text:list>
      <text:list text:style-name="L3">
        <text:list-item>
          <text:p text:style-name="P15"><text:span text:style-name="T4">S</text:span>prawdzenie wiarygodności i ilości danych, zaplanowanie podziałów.</text:p>
        </text:list-item>
      </text:list>
      <text:list xml:id="list155300435199824" text:continue-list="list155301417051801" text:style-name="L1">
        <text:list-header>
          <text:p text:style-name="P4"/>
        </text:list-header>
        <text:list-item>
          <text:p text:style-name="P4">Załadowanie pliku z gotową bazą danych do RStudio. </text:p>
          <text:p text:style-name="P4"/>
        </text:list-item>
        <text:list-item>
          <text:p text:style-name="P6">Podział ramki na występowanie <text:span text:style-name="T1">według regionu oraz przedstawienie tych danych na osobnych wykresach słupowych dla każdego regionu</text:span></text:p>
          <text:p text:style-name="P6"/>
        </text:list-item>
        <text:list-item>
          <text:p text:style-name="P7">Pogrupowanie ramki z występowaniami zaburzeń według przedziałów wiekowych, utworzenie czterech badanych kategorii wiekowych: 10 – 19, <text:s/>20 – 29, 30 – 39, 40 – 49, wyświetlenie danych na wykresie radarowy<text:span text:style-name="T3">m</text:span></text:p>
          <text:p text:style-name="P7"/>
        </text:list-item>
        <text:list-item>
          <text:p text:style-name="P7">Utworzenie progrnozy występowania danych chorób w <text:span text:style-name="T4">2020 roku</text:span></text:p>
        </text:list-item>
      </text:list>
      <text:p text:style-name="P9"/>
      <text:list text:style-name="L4">
        <text:list-item>
          <text:p text:style-name="P14">Ze względu na predykcje wykorzystując regresję liniową, w wyniku wyszły niepoprawne dane ( z danych wynika, że stwierdzonych zaburzeń jest więcej niż ludzi na ziemi)</text:p>
        </text:list-item>
      </text:list>
      <text:list xml:id="list155302232951404" text:continue-list="list155300435199824" text:style-name="L1">
        <text:list-header>
          <text:p text:style-name="P7"/>
        </text:list-header>
        <text:list-item>
          <text:p text:style-name="P8">Podział ramki na śmierci <text:span text:style-name="T2">według regionu oraz przedstawienie tych danych na wykresach</text:span></text:p>
          <text:p text:style-name="P13"/>
        </text:list-item>
        <text:list-item>
          <text:p text:style-name="P11">Podział ramki występowań według lat</text:p>
          <text:p text:style-name="P11"/>
        </text:list-item>
      </text:list>
      <text:list xml:id="list1974228493" text:style-name="L5">
        <text:list-item>
          <text:p text:style-name="P17"><text:span text:style-name="T6">Z</text:span><text:span text:style-name="T7">liczenie ich występowań oraz przedstawienie ich na wykresie liniowym</text:span></text:p>
          <text:p text:style-name="P16"><text:span text:style-name="T7"/></text:p>
        </text:list-item>
      </text:list>
      <text:list xml:id="list155300830936284" text:continue-list="list155302232951404" text:style-name="L1">
        <text:list-item>
          <text:p text:style-name="P10"><text:s/>Pogrupowanie ramki występowań zaburzeń ze względu na płeć oraz przedstawienie tych danych na dwóch wykresach słupowych</text:p>
          <text:p text:style-name="P10"/>
        </text:list-item>
        <text:list-item>
          <text:p text:style-name="P12">Analiza wynikowych wykresów i danych</text:p>
          <text:p text:style-name="P12"/>
        </text:list-item>
        <text:list-item>
          <text:p text:style-name="P12">Stworzenie plakatu z rysunkami oraz najważniejszymi wykresami z opisami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0:03:22.474620712</meta:creation-date>
    <dc:date>2023-06-19T15:53:00.207481929</dc:date>
    <meta:editing-duration>PT14M42S</meta:editing-duration>
    <meta:editing-cycles>4</meta:editing-cycles>
    <meta:generator>LibreOffice/7.5.4.2$Linux_X86_64 LibreOffice_project/36ccfdc35048b057fd9854c757a8b67ec53977b6</meta:generator>
    <meta:document-statistic meta:table-count="0" meta:image-count="0" meta:object-count="0" meta:page-count="2" meta:paragraph-count="25" meta:word-count="236" meta:character-count="1662" meta:non-whitespace-character-count="1457"/>
  </office:meta>
</office:document-meta>
</file>